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terator.peek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terator.check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itionIterator.getNextChildL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itionIterator.end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itionIterator.lookA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sitionIterator.PositionIterator( Iterator p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ition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